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onacoRegular, 'Courier New'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4d92" officeooo:paragraph-rsid="000d4d92"/>
    </style:style>
    <style:style style:name="P2" style:family="paragraph" style:parent-style-name="Preformatted_20_Text">
      <style:text-properties style:font-name="monospace"/>
    </style:style>
    <style:style style:name="P3" style:family="paragraph" style:parent-style-name="Preformatted_20_Text">
      <style:text-properties officeooo:rsid="0011bb3c" officeooo:paragraph-rsid="0011bb3c"/>
    </style:style>
    <style:style style:name="P4" style:family="paragraph" style:parent-style-name="Preformatted_20_Text">
      <style:text-properties officeooo:paragraph-rsid="0011bb3c"/>
    </style:style>
    <style:style style:name="P5" style:family="paragraph" style:parent-style-name="Preformatted_20_Text">
      <style:text-properties officeooo:rsid="001316a7" officeooo:paragraph-rsid="001316a7"/>
    </style:style>
    <style:style style:name="P6" style:family="paragraph" style:parent-style-name="Preformatted_20_Text">
      <style:text-properties officeooo:rsid="00138b33" officeooo:paragraph-rsid="00138b33"/>
    </style:style>
    <style:style style:name="P7" style:family="paragraph" style:parent-style-name="Heading_20_3">
      <style:text-properties officeooo:paragraph-rsid="000d83fe"/>
    </style:style>
    <style:style style:name="P8" style:family="paragraph" style:parent-style-name="Heading_20_3">
      <style:text-properties officeooo:rsid="0011bb3c" officeooo:paragraph-rsid="0011bb3c"/>
    </style:style>
    <style:style style:name="T1" style:family="text">
      <style:text-properties officeooo:rsid="000d83fe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114097" fo:background-color="#ffffff" loext:char-shading-value="0"/>
    </style:style>
    <style:style style:name="T4" style:family="text">
      <style:text-properties officeooo:rsid="000f4e1e"/>
    </style:style>
    <style:style style:name="T5" style:family="text">
      <style:text-properties officeooo:rsid="00114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Git</text:p>
      <text:h text:style-name="Heading_20_3" text:outline-level="3">Конфігурація .gitconfig</text:h>
      <text:p text:style-name="Preformatted_20_Text">git config --global user.name “Vlad Dracula”</text:p>
      <text:p text:style-name="Preformatted_20_Text">git config --global user.email “zero.d.invisible@gmail.com”</text:p>
      <text:h text:style-name="Heading_20_3" text:outline-level="3">Основні команди Git</text:h>
      <text:p text:style-name="Preformatted_20_Text">git init — створити базу даних git в цій дирикторії</text:p>
      <text:p text:style-name="Preformatted_20_Text">git status — статус </text:p>
      <text:p text:style-name="Preformatted_20_Text">git add — добавити в git</text:p>
      <text:p text:style-name="Preformatted_20_Text">git rm — видалити з git</text:p>
      <text:p text:style-name="Preformatted_20_Text">git commit — записати зміни в репозиторії</text:p>
      <text:p text:style-name="Preformatted_20_Text">git commit -m “commit” - записати зміни в вітці мастера</text:p>
      <text:p text:style-name="P3">git commit --amend — змінити commit (змінити файли не створюючи нового commit/назву <text:s/>commit)</text:p>
      <text:h text:style-name="Heading_20_3" text:outline-level="3">Ігнорування файлів</text:h>
      <text:p text:style-name="Preformatted_20_Text">Щоб Git ігнорував файли потрібно створити в основній директорії файл .gitignore і добавити в нього назви потрібних файлів</text:p>
      <text:h text:style-name="Heading_20_3" text:outline-level="3">Команди для роботи з віддаленими репозиторіями</text:h>
      <text:p text:style-name="Preformatted_20_Text">git clone — клонувати репозиторій на локальну машину</text:p>
      <text:p text:style-name="Preformatted_20_Text">git push origin — записати на сервер git</text:p>
      <text:p text:style-name="P1">git pull origin — записати зміни на локальну машину</text:p>
      <text:h text:style-name="Heading_20_3" text:outline-level="3">Робота з вітками</text:h>
      <text:p text:style-name="Preformatted_20_Text">git branch — показати вітки</text:p>
      <text:p text:style-name="Preformatted_20_Text">git branch *ім’я вітки* - створити вітку</text:p>
      <text:p text:style-name="Preformatted_20_Text">git checkout *ім’я вітки* — переключитися на вітку</text:p>
      <text:p text:style-name="Preformatted_20_Text">git branch -d *ім’я вітки* - видалити вітку</text:p>
      <text:p text:style-name="Preformatted_20_Text">git branch -D *ім’я вітки* - видалити вітку без з’єднання з master</text:p>
      <text:p text:style-name="Preformatted_20_Text">git checkout -b *ім’я вітки* - створити вітку і перейти на неї</text:p>
      <text:p text:style-name="Preformatted_20_Text">git merge *ім’я вітки* — з’єднати вітку з віткою master</text:p>
      <text:h text:style-name="P7" text:outline-level="3"><text:span text:style-name="T1">Як створити ssh ключ зміти посилання до віддаленого репозиторія</text:span></text:h>
      <text:p text:style-name="P2"><text:span text:style-name="T2">Ssh-keygen — </text:span><text:span text:style-name="T3">створити ssh-ключ в ~/.ssh/</text:span></text:p>
      <text:p text:style-name="Preformatted_20_Text">*.<text:span text:style-name="T5">pub — публічний ключ, який потрібно добавити в github</text:span></text:p>
      <text:p text:style-name="Preformatted_20_Text"/>
      <text:p text:style-name="Preformatted_20_Text">git remote -v — подивитися посилання до віддаленого репозиторія</text:p>
      <text:p text:style-name="Preformatted_20_Text">git remote set-u<text:span text:style-name="T4">rl</text:span> origin *посилання* — змінити посилання до віддаленого репозиторія</text:p>
      <text:h text:style-name="P8" text:outline-level="3">Робота з версіями</text:h>
      <text:p text:style-name="P4">git diff — подивитися різницю між версіями</text:p>
      <text:p text:style-name="P4">git log — історія записів змінів в git</text:p>
      <text:p text:style-name="P4">git log -1 -p — показує останній commit і змфни які були в ньому</text:p>
      <text:p text:style-name="P4">git checkout -- *name file* - відновити файл до стану останнього коміту</text:p>
      <text:p text:style-name="P3">git checkout *номер версії* — тимчасово вернутися на версію</text:p>
      <text:p text:style-name="P5">git reset —hard HEAD~n — вернутися на n коммітів назад, при чому всі версії вище видаляться, якщо не писати число після ~ то вернеться на 1 коміт</text:p>
      <text:p text:style-name="P6">git reset —soft HEAD~n — стерти з історії n комітів, при цьому файл не змінить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onacoRegular, 'Courier New'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2T22:47:24.584366614</dc:date>
    <meta:editing-duration>PT22M40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39" meta:word-count="309" meta:character-count="1963" meta:non-whitespace-character-count="1671"/>
  </office:meta>
</office:document-meta>
</file>